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AstraSerif" svg:font-family="PTAstraSerif" style:font-pitch="variable"/>
    <style:font-face style:name="PTAstraSerif1" svg:font-family="PTAstraSeri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8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7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1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56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45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0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09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2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6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5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89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0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2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89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3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9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1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44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7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8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4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6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7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20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33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PTAstraSerif1" fo:font-size="12pt" fo:font-weight="bold" style:font-size-asian="12pt" style:font-weight-asian="bold" style:font-name-complex="PTAstraSerif1" style:font-size-complex="12pt" style:font-weight-complex="bold"/>
    </style:style>
    <style:style style:name="T2" style:family="text">
      <style:text-properties fo:color="#000000" loext:opacity="100%" style:font-name="PTAstraSerif1" fo:font-size="12pt" fo:font-weight="normal" style:font-size-asian="12pt" style:font-weight-asian="normal" style:font-name-complex="PTAstraSerif1" style:font-size-complex="12pt" style:font-weight-complex="normal"/>
    </style:style>
    <style:style style:name="T3" style:family="text">
      <style:text-properties fo:color="#000000" loext:opacity="100%" style:font-name="Hack1" fo:font-size="10pt" fo:font-weight="normal" style:font-size-asian="10pt" style:font-weight-asian="normal" style:font-name-complex="Hack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7.325cm" svg:height="0.497cm" svg:x="2.811cm" svg:y="2.005cm">
          <draw:text-box>
            <text:p text:style-name="P1"><text:span text:style-name="T1">Лабораторная 5 (6) — отображенные в память файлы, барьеры POSIX</text:span></text:p>
          </draw:text-box>
        </draw:frame>
        <draw:frame draw:style-name="gr2" draw:text-style-name="P2" draw:layer="layout" svg:width="18.447cm" svg:height="0.497cm" svg:x="2.811cm" svg:y="3.391cm">
          <draw:text-box>
            <text:p text:style-name="P1"><text:span text:style-name="T2">Зад</text:span><text:span text:style-name="T2">ача </text:span><text:span text:style-name="T2">— </text:span><text:span text:style-name="T2">обр</text:span><text:span text:style-name="T2">або</text:span><text:span text:style-name="T2">тать </text:span><text:span text:style-name="T2">фай</text:span><text:span text:style-name="T2">л </text:span><text:span text:style-name="T2">раз</text:span><text:span text:style-name="T2">мер</text:span><text:span text:style-name="T2">ом, </text:span><text:span text:style-name="T2">пре</text:span><text:span text:style-name="T2">выш</text:span><text:span text:style-name="T2">аю</text:span><text:span text:style-name="T2">щим </text:span><text:span text:style-name="T2">дос</text:span><text:span text:style-name="T2">туп</text:span><text:span text:style-name="T2">ный </text:span><text:span text:style-name="T2">раз</text:span><text:span text:style-name="T2">мер </text:span><text:span text:style-name="T2">пам</text:span><text:span text:style-name="T2">яти. </text:span></text:p>
          </draw:text-box>
        </draw:frame>
        <draw:frame draw:style-name="gr3" draw:text-style-name="P2" draw:layer="layout" svg:width="10.924cm" svg:height="0.497cm" svg:x="2.811cm" svg:y="3.878cm">
          <draw:text-box>
            <text:p text:style-name="P1"><text:span text:style-name="T2">Обработка выполняется несколькими потоками.</text:span></text:p>
          </draw:text-box>
        </draw:frame>
        <draw:frame draw:style-name="gr4" draw:text-style-name="P2" draw:layer="layout" svg:width="7.194cm" svg:height="0.497cm" svg:x="2.811cm" svg:y="4.365cm">
          <draw:text-box>
            <text:p text:style-name="P1"><text:span text:style-name="T2">Файл отображается на память (</text:span></text:p>
          </draw:text-box>
        </draw:frame>
        <draw:frame draw:style-name="gr5" draw:text-style-name="P3" draw:layer="layout" svg:width="1.272cm" svg:height="0.412cm" svg:x="10.255cm" svg:y="4.445cm">
          <draw:text-box>
            <text:p text:style-name="P1"><text:span text:style-name="T3">mmap()</text:span></text:p>
          </draw:text-box>
        </draw:frame>
        <draw:frame draw:style-name="gr6" draw:text-style-name="P2" draw:layer="layout" svg:width="2.47cm" svg:height="0.497cm" svg:x="11.912cm" svg:y="4.36cm">
          <draw:text-box>
            <text:p text:style-name="P1"><text:span text:style-name="T2">) блоками. </text:span></text:p>
          </draw:text-box>
        </draw:frame>
        <draw:frame draw:style-name="gr7" draw:text-style-name="P2" draw:layer="layout" svg:width="11.076cm" svg:height="0.497cm" svg:x="2.811cm" svg:y="4.852cm">
          <draw:text-box>
            <text:p text:style-name="P1"><text:span text:style-name="T2">Размер </text:span><text:span text:style-name="T2">блока </text:span><text:span text:style-name="T2">кратен </text:span><text:span text:style-name="T2">размеру </text:span><text:span text:style-name="T2">страницы </text:span><text:span text:style-name="T2">памяти (</text:span></text:p>
          </draw:text-box>
        </draw:frame>
        <draw:frame draw:style-name="gr8" draw:text-style-name="P3" draw:layer="layout" svg:width="6.564cm" svg:height="0.635cm" svg:x="13.851cm" svg:y="4.857cm">
          <draw:text-box>
            <text:p text:style-name="P1"><text:span text:style-name="T3">page_sz = </text:span><text:span text:style-name="T3">sysconf(_SC_PAGESIZE)</text:span></text:p>
          </draw:text-box>
        </draw:frame>
        <draw:frame draw:style-name="gr9" draw:text-style-name="P2" draw:layer="layout" svg:width="1.213cm" svg:height="0.497cm" svg:x="20.472cm" svg:y="4.857cm">
          <draw:text-box>
            <text:p text:style-name="P1"><text:span text:style-name="T2">) и</text:span></text:p>
          </draw:text-box>
        </draw:frame>
        <draw:frame draw:style-name="gr10" draw:text-style-name="P2" draw:layer="layout" svg:width="21.071cm" svg:height="0.497cm" svg:x="2cm" svg:y="5.313cm">
          <draw:text-box>
            <text:p text:style-name="P1"><text:span text:style-name="T2">количеству потоков N, соответственно, блок может быть разделен на равные куски, </text:span><text:span text:style-name="T2">каждый</text:span></text:p>
          </draw:text-box>
        </draw:frame>
        <draw:frame draw:style-name="gr11" draw:text-style-name="P2" draw:layer="layout" svg:width="14.23cm" svg:height="0.497cm" svg:x="2.004cm" svg:y="5.825cm">
          <draw:text-box>
            <text:p text:style-name="P1"><text:span text:style-name="T2">из которых </text:span><text:span text:style-name="T2">будет </text:span><text:span text:style-name="T2">обрабатываться </text:span><text:span text:style-name="T2">своим потоком </text:span><text:span text:style-name="T2">независимо. </text:span></text:p>
          </draw:text-box>
        </draw:frame>
        <draw:frame draw:style-name="gr12" draw:text-style-name="P3" draw:layer="layout" svg:width="4.87cm" svg:height="0.412cm" svg:x="2.811cm" svg:y="6.519cm">
          <draw:text-box>
            <text:p text:style-name="P1"><text:span text:style-name="T3">chunk_sz = k * page_sz;</text:span></text:p>
          </draw:text-box>
        </draw:frame>
        <draw:frame draw:style-name="gr13" draw:text-style-name="P3" draw:layer="layout" svg:width="5.082cm" svg:height="0.412cm" svg:x="2.811cm" svg:y="6.931cm">
          <draw:text-box>
            <text:p text:style-name="P1"><text:span text:style-name="T3">block_sz = chunk_sz * N;</text:span></text:p>
          </draw:text-box>
        </draw:frame>
        <draw:frame draw:style-name="gr14" draw:text-style-name="P2" draw:layer="layout" svg:width="19.992cm" svg:height="0.497cm" svg:x="2.811cm" svg:y="7.554cm">
          <draw:text-box>
            <text:p text:style-name="P1"><text:span text:style-name="T2">Ранг </text:span><text:span text:style-name="T2">(номер, </text:span><text:span text:style-name="T2">индекс) </text:span><text:span text:style-name="T2">главного </text:span><text:span text:style-name="T2">потока 0, </text:span><text:span text:style-name="T2">ранги </text:span><text:span text:style-name="T2">остальных </text:span><text:span text:style-name="T2">— от 1 до </text:span><text:span text:style-name="T2">N-1. Зная </text:span><text:span text:style-name="T2">свой ранг,</text:span></text:p>
          </draw:text-box>
        </draw:frame>
        <draw:frame draw:style-name="gr15" draw:text-style-name="P2" draw:layer="layout" svg:width="10.395cm" svg:height="0.497cm" svg:x="2.004cm" svg:y="8.041cm">
          <draw:text-box>
            <text:p text:style-name="P1"><text:span text:style-name="T2">поток может вычислить начало своего куска. </text:span></text:p>
          </draw:text-box>
        </draw:frame>
        <draw:frame draw:style-name="gr16" draw:text-style-name="P2" draw:layer="layout" svg:width="18.989cm" svg:height="0.497cm" svg:x="2.811cm" svg:y="8.528cm">
          <draw:text-box>
            <text:p text:style-name="P1"><text:span text:style-name="T2">Отобра</text:span><text:span text:style-name="T2">жением </text:span><text:span text:style-name="T2">блоков </text:span><text:span text:style-name="T2">из </text:span><text:span text:style-name="T2">файла </text:span><text:span text:style-name="T2">на </text:span><text:span text:style-name="T2">память </text:span><text:span text:style-name="T2">занимае</text:span><text:span text:style-name="T2">тся </text:span><text:span text:style-name="T2">главный </text:span><text:span text:style-name="T2">поток (с </text:span><text:span text:style-name="T2">рангом </text:span><text:span text:style-name="T2">0). </text:span></text:p>
          </draw:text-box>
        </draw:frame>
        <draw:frame draw:style-name="gr17" draw:text-style-name="P2" draw:layer="layout" svg:width="19.45cm" svg:height="0.497cm" svg:x="2.811cm" svg:y="9.014cm">
          <draw:text-box>
            <text:p text:style-name="P1"><text:span text:style-name="T2">Он же </text:span><text:span text:style-name="T2">сбрасывает </text:span><text:span text:style-name="T2">результат </text:span><text:span text:style-name="T2">обработки в </text:span><text:span text:style-name="T2">файл, когда все </text:span><text:span text:style-name="T2">потоки закончат </text:span><text:span text:style-name="T2">обработку</text:span></text:p>
          </draw:text-box>
        </draw:frame>
        <draw:frame draw:style-name="gr18" draw:text-style-name="P2" draw:layer="layout" svg:width="21.059cm" svg:height="0.497cm" svg:x="2.004cm" svg:y="9.501cm">
          <draw:text-box>
            <text:p text:style-name="P1"><text:span text:style-name="T2">своего куска. <text:s/>Здесь можно использовать </text:span><text:span text:style-name="T2">условную переменную на счетчике, который </text:span><text:span text:style-name="T2">будет</text:span></text:p>
          </draw:text-box>
        </draw:frame>
        <draw:frame draw:style-name="gr19" draw:text-style-name="P2" draw:layer="layout" svg:width="21.05cm" svg:height="0.497cm" svg:x="2.004cm" svg:y="9.988cm">
          <draw:text-box>
            <text:p text:style-name="P1"><text:span text:style-name="T2">устанавливаться <text:s/>главным потоком в N и декрементироваться остальными </text:span><text:span text:style-name="T2">по мере того, как</text:span></text:p>
          </draw:text-box>
        </draw:frame>
        <draw:frame draw:style-name="gr20" draw:text-style-name="P2" draw:layer="layout" svg:width="6.657cm" svg:height="0.497cm" svg:x="2.004cm" svg:y="10.475cm">
          <draw:text-box>
            <text:p text:style-name="P1"><text:span text:style-name="T2">о</text:span><text:span text:style-name="T2">н</text:span><text:span text:style-name="T2">и </text:span><text:span text:style-name="T2">з</text:span><text:span text:style-name="T2">а</text:span><text:span text:style-name="T2">к</text:span><text:span text:style-name="T2">а</text:span><text:span text:style-name="T2">н</text:span><text:span text:style-name="T2">ч</text:span><text:span text:style-name="T2">и</text:span><text:span text:style-name="T2">в</text:span><text:span text:style-name="T2">а</text:span><text:span text:style-name="T2">ю</text:span><text:span text:style-name="T2">т </text:span><text:span text:style-name="T2">с</text:span><text:span text:style-name="T2">в</text:span><text:span text:style-name="T2">о</text:span><text:span text:style-name="T2">й </text:span><text:span text:style-name="T2">к</text:span><text:span text:style-name="T2">у</text:span><text:span text:style-name="T2">с</text:span><text:span text:style-name="T2">о</text:span><text:span text:style-name="T2">к</text:span><text:span text:style-name="T2">. </text:span></text:p>
          </draw:text-box>
        </draw:frame>
        <draw:frame draw:style-name="gr21" draw:text-style-name="P2" draw:layer="layout" svg:width="19.742cm" svg:height="0.497cm" svg:x="2.811cm" svg:y="10.962cm">
          <draw:text-box>
            <text:p text:style-name="P1"><text:span text:style-name="T2">Остаток необработанного файла на последнем раунде будет меньше размера блока —</text:span></text:p>
          </draw:text-box>
        </draw:frame>
        <draw:frame draw:style-name="gr22" draw:text-style-name="P2" draw:layer="layout" svg:width="11.246cm" svg:height="0.497cm" svg:x="2.004cm" svg:y="11.449cm">
          <draw:text-box>
            <text:p text:style-name="P1"><text:span text:style-name="T2">эта ситуация должна правильно обрабатываться.</text:span></text:p>
          </draw:text-box>
        </draw:frame>
        <draw:frame draw:style-name="gr23" draw:text-style-name="P2" draw:layer="layout" svg:width="19.763cm" svg:height="0.497cm" svg:x="2.811cm" svg:y="11.935cm">
          <draw:text-box>
            <text:p text:style-name="P1"><text:span text:style-name="T2">Потоки ожида.n завершение отображения нового блока на барьере — как только глав-</text:span></text:p>
          </draw:text-box>
        </draw:frame>
        <draw:frame draw:style-name="gr24" draw:text-style-name="P2" draw:layer="layout" svg:width="20.22cm" svg:height="0.497cm" svg:x="2.004cm" svg:y="12.422cm">
          <draw:text-box>
            <text:p text:style-name="P1"><text:span text:style-name="T2">ный поток подготовит им работу, он приходит последним к барьеру и всех освобождает.</text:span></text:p>
          </draw:text-box>
        </draw:frame>
        <draw:frame draw:style-name="gr25" draw:text-style-name="P2" draw:layer="layout" svg:width="19.751cm" svg:height="0.497cm" svg:x="2.811cm" svg:y="12.909cm">
          <draw:text-box>
            <text:p text:style-name="P1"><text:span text:style-name="T2">Когда поток в очередном раунде завершает обработку своего куска, он приходит к ба-</text:span></text:p>
          </draw:text-box>
        </draw:frame>
        <draw:frame draw:style-name="gr26" draw:text-style-name="P2" draw:layer="layout" svg:width="5.632cm" svg:height="0.497cm" svg:x="2.004cm" svg:y="13.396cm">
          <draw:text-box>
            <text:p text:style-name="P1"><text:span text:style-name="T2">рьеру ожидания нового. </text:span></text:p>
          </draw:text-box>
        </draw:frame>
        <draw:frame draw:style-name="gr27" draw:text-style-name="P2" draw:layer="layout" svg:width="20.292cm" svg:height="0.497cm" svg:x="2.811cm" svg:y="13.883cm">
          <draw:text-box>
            <text:p text:style-name="P1"><text:span text:style-name="T2">На последнем раунде потоки самостоятельно определяют, есть ли у них работа и ее раз-</text:span></text:p>
          </draw:text-box>
        </draw:frame>
        <draw:frame draw:style-name="gr28" draw:text-style-name="P2" draw:layer="layout" svg:width="0.984cm" svg:height="0.497cm" svg:x="2.004cm" svg:y="14.37cm">
          <draw:text-box>
            <text:p text:style-name="P1"><text:span text:style-name="T2">мер.</text:span></text:p>
          </draw:text-box>
        </draw:frame>
        <draw:frame draw:style-name="gr29" draw:text-style-name="P2" draw:layer="layout" svg:width="19.06cm" svg:height="0.497cm" svg:x="2.811cm" svg:y="15.343cm">
          <draw:text-box>
            <text:p text:style-name="P1"><text:span text:style-name="T2">Суть обработки — любая асинхронная работа, например перестановка пар длинных</text:span></text:p>
          </draw:text-box>
        </draw:frame>
        <draw:frame draw:style-name="gr30" draw:text-style-name="P2" draw:layer="layout" svg:width="20.83cm" svg:height="0.497cm" svg:x="2.004cm" svg:y="15.83cm">
          <draw:text-box>
            <text:p text:style-name="P1"><text:span text:style-name="T2">беззнаковых целых по возрастанию (частичная сортировка). Оставшиеся байты последнего</text:span></text:p>
          </draw:text-box>
        </draw:frame>
        <draw:frame draw:style-name="gr31" draw:text-style-name="P2" draw:layer="layout" svg:width="5.984cm" svg:height="0.497cm" svg:x="2.004cm" svg:y="16.317cm">
          <draw:text-box>
            <text:p text:style-name="P1"><text:span text:style-name="T2">раунда остаются как есть.</text:span></text:p>
          </draw:text-box>
        </draw:frame>
        <draw:frame draw:style-name="gr32" draw:text-style-name="P2" draw:layer="layout" svg:width="19.192cm" svg:height="0.497cm" svg:x="2.811cm" svg:y="17.291cm">
          <draw:text-box>
            <text:p text:style-name="P1"><text:span text:style-name="T2">Большой файл можно получить, читая <text:s/>dev/random. Его размер должен превышать в</text:span></text:p>
          </draw:text-box>
        </draw:frame>
        <draw:frame draw:style-name="gr33" draw:text-style-name="P2" draw:layer="layout" svg:width="20.834cm" svg:height="0.497cm" svg:x="2.004cm" svg:y="17.777cm">
          <draw:text-box>
            <text:p text:style-name="P1"><text:span text:style-name="T2">несколько раз объем свободной оперативной памяти и быть, по возможности, простым чис-</text:span></text:p>
          </draw:text-box>
        </draw:frame>
        <draw:frame draw:style-name="gr34" draw:text-style-name="P2" draw:layer="layout" svg:width="1.12cm" svg:height="0.497cm" svg:x="2.004cm" svg:y="18.264cm">
          <draw:text-box>
            <text:p text:style-name="P1"><text:span text:style-name="T2">лом. </text:span></text:p>
          </draw:text-box>
        </draw:frame>
        <draw:frame draw:style-name="gr35" draw:text-style-name="P2" draw:layer="layout" svg:width="6.568cm" svg:height="0.497cm" svg:x="2.811cm" svg:y="18.751cm">
          <draw:text-box>
            <text:p text:style-name="P1"><text:span text:style-name="T2">Как получить большой файл:</text:span></text:p>
          </draw:text-box>
        </draw:frame>
        <draw:frame draw:style-name="gr36" draw:text-style-name="P2" draw:layer="layout" svg:width="2.199cm" svg:height="0.497cm" svg:x="2.811cm" svg:y="19.238cm">
          <draw:text-box>
            <text:p text:style-name="P1"><text:span text:style-name="T2">~20Гбайт</text:span></text:p>
          </draw:text-box>
        </draw:frame>
        <draw:frame draw:style-name="gr37" draw:text-style-name="P3" draw:layer="layout" svg:width="11.855cm" svg:height="0.412cm" svg:x="2.811cm" svg:y="19.931cm">
          <draw:text-box>
            <text:p text:style-name="P1"><text:span text:style-name="T3">$ dd if=/dev/random of=random.bin bs=16384 count=1273936</text:span></text:p>
          </draw:text-box>
        </draw:frame>
        <draw:frame draw:style-name="gr38" draw:text-style-name="P3" draw:layer="layout" svg:width="10.374cm" svg:height="0.412cm" svg:x="2.811cm" svg:y="20.344cm">
          <draw:text-box>
            <text:p text:style-name="P1"><text:span text:style-name="T3">$ dd if=/dev/random bs=1 count=1783 &gt;&gt; random.bin</text:span></text:p>
          </draw:text-box>
        </draw:frame>
        <draw:frame draw:style-name="gr39" draw:text-style-name="P3" draw:layer="layout" svg:width="3.812cm" svg:height="0.412cm" svg:x="2.811cm" svg:y="20.753cm">
          <draw:text-box>
            <text:p text:style-name="P1"><text:span text:style-name="T3">$ wc -c random.bin</text:span></text:p>
          </draw:text-box>
        </draw:frame>
        <draw:frame draw:style-name="gr40" draw:text-style-name="P3" draw:layer="layout" svg:width="2.33cm" svg:height="0.412cm" svg:x="2.811cm" svg:y="21.166cm">
          <draw:text-box>
            <text:p text:style-name="P1"><text:span text:style-name="T3">20872169207</text:span></text:p>
          </draw:text-box>
        </draw:frame>
        <draw:frame draw:style-name="gr41" draw:text-style-name="P2" draw:layer="layout" svg:width="2.576cm" svg:height="0.497cm" svg:x="2.811cm" svg:y="21.788cm">
          <draw:text-box>
            <text:p text:style-name="P1"><text:span text:style-name="T2">~200Мбайт</text:span></text:p>
          </draw:text-box>
        </draw:frame>
        <draw:frame draw:style-name="gr42" draw:text-style-name="P3" draw:layer="layout" svg:width="11.432cm" svg:height="0.412cm" svg:x="2.811cm" svg:y="22.482cm">
          <draw:text-box>
            <text:p text:style-name="P1"><text:span text:style-name="T3">$ dd if=/dev/random of=random.bin bs=16384 count=12739</text:span></text:p>
          </draw:text-box>
        </draw:frame>
        <draw:frame draw:style-name="gr38" draw:text-style-name="P3" draw:layer="layout" svg:width="10.374cm" svg:height="0.412cm" svg:x="2.811cm" svg:y="22.895cm">
          <draw:text-box>
            <text:p text:style-name="P1"><text:span text:style-name="T3">$ dd if=/dev/random bs=1 count=5845 &gt;&gt; random.bin</text:span></text:p>
          </draw:text-box>
        </draw:frame>
        <draw:frame draw:style-name="gr39" draw:text-style-name="P3" draw:layer="layout" svg:width="3.812cm" svg:height="0.412cm" svg:x="2.811cm" svg:y="23.304cm">
          <draw:text-box>
            <text:p text:style-name="P1"><text:span text:style-name="T3">$ wc -c random.bin</text:span></text:p>
          </draw:text-box>
        </draw:frame>
        <draw:frame draw:style-name="gr43" draw:text-style-name="P3" draw:layer="layout" svg:width="1.907cm" svg:height="0.412cm" svg:x="2.811cm" svg:y="23.717cm">
          <draw:text-box>
            <text:p text:style-name="P1"><text:span text:style-name="T3">208721621</text:span></text:p>
          </draw:text-box>
        </draw:frame>
        <draw:frame draw:style-name="gr44" draw:text-style-name="P2" draw:layer="layout" svg:width="0.339cm" svg:height="0.497cm" svg:x="8.763cm" svg:y="27.218cm">
          <draw:text-box>
            <text:p text:style-name="P1"><text:span text:style-name="T2">1</text:span></text:p>
          </draw:text-box>
        </draw:frame>
      </draw:page>
      <draw:page draw:name="page2" draw:style-name="dp1" draw:master-page-name="master-page22">
        <draw:frame draw:style-name="gr45" draw:text-style-name="P4" draw:layer="layout" svg:width="0.422cm" svg:height="0.497cm" svg:x="10.4cm" svg:y="27.218cm">
          <draw:text-box>
            <text:p text:style-name="P1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AstraSerif" svg:font-family="PTAstraSerif" style:font-pitch="variable"/>
    <style:font-face style:name="PTAstraSerif1" svg:font-family="PTAstraSerif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1T20:01:36.449123362</dc:date>
    <meta:editing-duration>PT2M38S</meta:editing-duration>
    <meta:editing-cycles>1</meta:editing-cycles>
    <meta:document-statistic meta:object-count="47"/>
    <meta:generator>LibreOffice/7.3.3.1$Linux_X86_64 LibreOffice_project/30$Build-1</meta:generator>
  </office:meta>
</office:document-meta>
</file>